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top" draw:auto-grow-height="false" fo:min-height="3.5cm" fo:min-width="19cm" loext:decorative="false"/>
      <style:paragraph-properties style:writing-mode="lr-tb"/>
    </style:style>
    <style:style style:name="gr2" style:family="graphic" style:parent-style-name="standard">
      <style:graphic-properties draw:fill-color="#ffff99" draw:textarea-horizontal-align="justify" draw:textarea-vertical-align="top" draw:auto-grow-height="false" fo:min-height="15.5cm" fo:min-width="1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18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1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18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cm" fo:min-width="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7.7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18cm" loext:decorative="false"/>
      <style:paragraph-properties style:writing-mode="lr-tb"/>
    </style:style>
    <style:style style:name="gr9" style:family="graphic" style:parent-style-name="standard">
      <style:graphic-properties draw:fill-color="#ffff99" draw:textarea-horizontal-align="justify" draw:textarea-vertical-align="top" draw:auto-grow-height="false" fo:min-height="6.75cm" fo:min-width="19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25cm" fo:min-width="18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49cm" fo:min-width="19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cm" fo:min-width="19cm" loext:decorative="false"/>
      <style:paragraph-properties style:writing-mode="lr-tb"/>
    </style:style>
    <style:style style:name="gr13" style:family="graphic" style:parent-style-name="standard">
      <style:graphic-properties draw:fill-color="#ffff99" draw:textarea-horizontal-align="justify" draw:textarea-vertical-align="top" draw:auto-grow-height="false" fo:min-height="10.499cm" fo:min-width="19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18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cm" fo:min-width="6.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6.5cm" loext:decorative="false"/>
      <style:paragraph-properties style:writing-mode="lr-tb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1.25cm" fo:min-width="6.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457cm" fo:min-width="0.914cm" loext:decorative="false"/>
      <style:paragraph-properties style:writing-mode="lr-tb"/>
    </style:style>
    <style:style style:name="gr19" style:family="graphic" style:parent-style-name="standard">
      <style:graphic-properties draw:fill-color="#ffff99" draw:textarea-horizontal-align="justify" draw:textarea-vertical-align="top" draw:auto-grow-height="false" fo:min-height="11.75cm" fo:min-width="19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49cm" fo:min-width="18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75cm" fo:min-width="18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5cm" fo:min-width="1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ffff99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cm" svg:height="3.75cm" svg:x="20.5cm" svg:y="13.5cm">
          <text:p text:style-name="P1">Roland’s P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cm" svg:height="15.75cm" svg:x="0.5cm" svg:y="2.501cm">
          <text:p text:style-name="P1">jenkins.debian.ne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5cm" svg:height="1.25cm" svg:x="1cm" svg:y="3.751cm">
          <text:p text:style-name="P1">Timed trigger: daily/weekly/monthl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5cm" svg:height="2.5cm" svg:x="1cm" svg:y="6.001cm">
          <text:p text:style-name="P1">Job: reproducible_debian_live_build_&lt;DE&gt;_&lt;distribution&gt;<text:line-break/>DE: GNOME, Xfce, etc.</text:p>
          <text:p text:style-name="P1">Distribution: bullseye, bookworm, trixie, si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5cm" svg:height="1.5cm" svg:x="1cm" svg:y="9.001cm">
          <text:p text:style-name="P1"><text:span text:style-name="T1">Build</text:span> each ISO image: 2 tim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cm" svg:height="1.5cm" svg:x="1.25cm" svg:y="11.001cm">
          <text:p text:style-name="P1">Identical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8.25cm" svg:height="1.75cm" svg:x="11.25cm" svg:y="11cm">
          <text:p text:style-name="P1">Fail job</text:p>
          <text:p text:style-name="P1">Stop further processin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5cm" svg:height="2cm" svg:x="1cm" svg:y="13.251cm">
          <text:p text:style-name="P1"><text:span text:style-name="T1">Publish</text:span> on secret, temporary space in jenkins.debian.n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5cm" svg:height="2cm" svg:x="1cm" svg:y="15.751cm">
          <text:p text:style-name="P1">Run openqa-cli to trigger the tests on openqa.debian.net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9.5cm" svg:height="7cm" svg:x="0.5cm" svg:y="18.501cm">
          <text:p text:style-name="P1">openqa.debian.ne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8.5cm" svg:height="5.5cm" svg:x="1cm" svg:y="19.751cm">
          <text:p text:style-name="P1">Run all <text:span text:style-name="T1">test</text:span>s related to the live image:</text:p>
          <text:p text:style-name="P1">* run both installers (offline mode) and verify basic functionality after installation</text:p>
          <text:p text:style-name="P1">* start and stop of major applications</text:p>
          <text:p text:style-name="P1">* verify the web browser (viewing pages, downloading a file and installing a plugin)</text:p>
          <text:p text:style-name="P1">* verify printing functionality (print to PDF)</text:p>
          <text:p text:style-name="P1">* verify all options of the boot menu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5cm" svg:height="0.999cm" svg:x="0.5cm" svg:y="25.751cm">
          <text:p text:style-name="P1"><text:span text:style-name="T1">Feedback</text:span> → manual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9.5cm" svg:height="1.25cm" svg:x="0.5cm" svg:y="0.75cm">
          <text:p text:style-name="P1">Unofficial Debian live image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9.5cm" svg:height="10.749cm" svg:x="20.5cm" svg:y="2.501cm">
          <text:p text:style-name="P1">&lt;somewhere&gt;.debian.or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5cm" svg:height="1.25cm" svg:x="21cm" svg:y="3.751cm">
          <text:p text:style-name="P1">Timed trigger: weekl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5cm" svg:height="2.5cm" svg:x="21cm" svg:y="6.001cm">
          <text:p text:style-name="P1">Configuration in live-setup: &lt;DE&gt; for trixie<text:line-break/>DE: GNOME, Xfce, etc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5cm" svg:height="1.5cm" svg:x="21cm" svg:y="9.001cm">
          <text:p text:style-name="P1"><text:span text:style-name="T1">Build</text:span> ISO imag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5cm" svg:height="2cm" svg:x="21cm" svg:y="11cm">
          <text:p text:style-name="P1"><text:span text:style-name="T1">Publish</text:span> on https://get.debian.org/images/weekly-live-builds/amd64/iso-hybrid/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8.5cm" svg:height="1cm" svg:x="21cm" svg:y="16cm">
          <text:p text:style-name="P1">Run openqa-cli to trigger the tests on openqa.debian.net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9.5cm" svg:height="7cm" svg:x="20.5cm" svg:y="18.5cm">
          <text:p text:style-name="P1">openqa.debian.ne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8.5cm" svg:height="5.5cm" svg:x="21cm" svg:y="19.75cm">
          <text:p text:style-name="P1">Run all <text:span text:style-name="T1">test</text:span>s related to the live image:</text:p>
          <text:p text:style-name="P1">* run both installers (offline mode) and verify basic functionality after installation</text:p>
          <text:p text:style-name="P1">* start and stop of major applications</text:p>
          <text:p text:style-name="P1">* verify the web browser (viewing pages, downloading a file and installing a plugin)</text:p>
          <text:p text:style-name="P1">* verify printing functionality (print to PDF)</text:p>
          <text:p text:style-name="P1">* verify all options of the boot menu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5cm" svg:height="0.999cm" svg:x="20.5cm" svg:y="25.75cm">
          <text:p text:style-name="P1"><text:span text:style-name="T1">Feedback</text:span> → manual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9.5cm" svg:height="1.25cm" svg:x="20.5cm" svg:y="0.75cm">
          <text:p text:style-name="P1">Official Debian live images: weekly buil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5cm" svg:height="1.25cm" svg:x="21cm" svg:y="14.5cm">
          <text:p text:style-name="P1">Manual trigger: after verification that the ISOs are presen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controls" svg:width="7cm" svg:height="2.25cm" svg:x="-9.5cm" svg:y="5.5cm">
          <text:p text:style-name="P1">Buil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controls" svg:width="7cm" svg:height="2.25cm" svg:x="-9.5cm" svg:y="8.25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controls" svg:width="7cm" svg:height="2cm" svg:x="-9.5cm" svg:y="11cm">
          <text:p text:style-name="P1">Feedback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controls" svg:width="7cm" svg:height="2.25cm" svg:x="-9.5cm" svg:y="13.5cm">
          <text:p text:style-name="P1">Publish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controls" svg:width="7cm" svg:height="1.5cm" svg:x="-9.5cm" svg:y="3.5cm">
          <text:p text:style-name="P1">Ideal scenario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cm" svg:height="0.999cm" svg:x="8.75cm" svg:y="11.25cm">
          <text:p text:style-name="P1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2" draw:layer="controls" svg:width="19.5cm" svg:height="3.75cm" svg:x="0.5cm" svg:y="13.25cm">
          <text:p text:style-name="P1">Release party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controls" svg:width="19.5cm" svg:height="10.749cm" svg:x="0.5cm" svg:y="2.251cm">
          <text:p text:style-name="P1">&lt;somewhere&gt;.debian.or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controls" svg:width="18.5cm" svg:height="1.25cm" svg:x="1cm" svg:y="3.501cm">
          <text:p text:style-name="P1">Manual trigger: at release ti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controls" svg:width="18.5cm" svg:height="2.5cm" svg:x="1cm" svg:y="5.751cm">
          <text:p text:style-name="P1">Configuration in live-setup: &lt;DE&gt; for bookworm<text:line-break/>DE: GNOME, Xfce, etc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18.5cm" svg:height="1.5cm" svg:x="1cm" svg:y="8.751cm">
          <text:p text:style-name="P1"><text:span text:style-name="T1">Build</text:span> ISO imag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controls" svg:width="18.5cm" svg:height="2cm" svg:x="1cm" svg:y="10.75cm">
          <text:p text:style-name="P1"><text:span text:style-name="T1">Publish</text:span> on https://get.debian.org/images/weekly-live-builds/amd64/iso-hybrid/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controls" svg:width="18.5cm" svg:height="1cm" svg:x="1cm" svg:y="15.75cm">
          <text:p text:style-name="P1">Run openqa-cli to trigger the tests on openqa.debian.net</text:p>
          <draw:enhanced-geometry svg:viewBox="0 0 21600 21600" draw:type="rectangle" draw:enhanced-path="M 0 0 L 21600 0 21600 21600 0 21600 0 0 Z N"/>
        </draw:custom-shape>
        <draw:custom-shape draw:style-name="gr9" draw:text-style-name="P2" draw:layer="controls" svg:width="19.5cm" svg:height="7cm" svg:x="0.5cm" svg:y="18.25cm">
          <text:p text:style-name="P1">openqa.debian.ne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controls" svg:width="18.5cm" svg:height="5.5cm" svg:x="1cm" svg:y="19.5cm">
          <text:p text:style-name="P1">Run all <text:span text:style-name="T1">test</text:span>s related to the live image:</text:p>
          <text:p text:style-name="P1">* run both installers (offline mode) and verify basic functionality after installation</text:p>
          <text:p text:style-name="P1">* start and stop of major applications</text:p>
          <text:p text:style-name="P1">* verify the web browser (viewing pages, downloading a file and installing a plugin)</text:p>
          <text:p text:style-name="P1">* verify printing functionality (print to PDF)</text:p>
          <text:p text:style-name="P1">* verify all options of the boot menu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controls" svg:width="19.5cm" svg:height="0.999cm" svg:x="0.5cm" svg:y="25.5cm">
          <text:p text:style-name="P1"><text:span text:style-name="T1">Feedback</text:span> → adjust and fix releas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controls" svg:width="19.5cm" svg:height="1.25cm" svg:x="0.5cm" svg:y="0.5cm">
          <text:p text:style-name="P1">Official Debian live images: releas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controls" svg:width="18.5cm" svg:height="1.25cm" svg:x="1cm" svg:y="14.25cm">
          <text:p text:style-name="P1">Manual tes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19.5cm" svg:height="3.75cm" svg:x="-19.25cm" svg:y="13.25cm">
          <text:p text:style-name="P1">Roland’s PC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controls" svg:width="19.5cm" svg:height="10.749cm" svg:x="-19.25cm" svg:y="2.251cm">
          <text:p text:style-name="P1">&lt;somewhere&gt;.debian.or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controls" svg:width="18.5cm" svg:height="1.25cm" svg:x="-18.75cm" svg:y="3.501cm">
          <text:p text:style-name="P1">Timed trigger: weekl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controls" svg:width="18.5cm" svg:height="2.5cm" svg:x="-18.75cm" svg:y="5.751cm">
          <text:p text:style-name="P1">Configuration in live-setup: &lt;DE&gt; for trixie<text:line-break/>DE: GNOME, Xfce, etc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18.5cm" svg:height="1.5cm" svg:x="-18.75cm" svg:y="8.751cm">
          <text:p text:style-name="P1"><text:span text:style-name="T1">Build</text:span> ISO imag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controls" svg:width="18.5cm" svg:height="2cm" svg:x="-18.75cm" svg:y="10.75cm">
          <text:p text:style-name="P1"><text:span text:style-name="T1">Publish</text:span> on https://get.debian.org/images/weekly-live-builds/amd64/iso-hybrid/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controls" svg:width="18.5cm" svg:height="1cm" svg:x="-18.75cm" svg:y="15.75cm">
          <text:p text:style-name="P1">Run openqa-cli to trigger the tests on openqa.debian.net</text:p>
          <draw:enhanced-geometry svg:viewBox="0 0 21600 21600" draw:type="rectangle" draw:enhanced-path="M 0 0 L 21600 0 21600 21600 0 21600 0 0 Z N"/>
        </draw:custom-shape>
        <draw:custom-shape draw:style-name="gr9" draw:text-style-name="P2" draw:layer="controls" svg:width="19.5cm" svg:height="7cm" svg:x="-19.25cm" svg:y="18.25cm">
          <text:p text:style-name="P1">openqa.debian.ne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controls" svg:width="18.5cm" svg:height="5.5cm" svg:x="-18.75cm" svg:y="19.5cm">
          <text:p text:style-name="P1">Run all <text:span text:style-name="T1">test</text:span>s related to the live image:</text:p>
          <text:p text:style-name="P1">* run both installers (offline mode) and verify basic functionality after installation</text:p>
          <text:p text:style-name="P1">* start and stop of major applications</text:p>
          <text:p text:style-name="P1">* verify the web browser (viewing pages, downloading a file and installing a plugin)</text:p>
          <text:p text:style-name="P1">* verify printing functionality (print to PDF)</text:p>
          <text:p text:style-name="P1">* verify all options of the boot menu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controls" svg:width="19.5cm" svg:height="0.999cm" svg:x="-19.25cm" svg:y="25.5cm">
          <text:p text:style-name="P1"><text:span text:style-name="T1">Feedback</text:span> → manual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controls" svg:width="19.5cm" svg:height="1.25cm" svg:x="-19.25cm" svg:y="0.5cm">
          <text:p text:style-name="P1">Official Debian live images: weekly buil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controls" svg:width="18.5cm" svg:height="1.25cm" svg:x="-18.75cm" svg:y="14.25cm">
          <text:p text:style-name="P1">Manual trigger: after verification that the ISOs are presen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5" draw:layer="controls" svg:width="19.5cm" svg:height="3.75cm" svg:x="0.5cm" svg:y="13.25cm">
          <text:p text:style-name="P4">Release party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controls" svg:width="19.5cm" svg:height="10.749cm" svg:x="0.5cm" svg:y="2.251cm">
          <text:p text:style-name="P4">&lt;somewhere&gt;.debian.or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controls" svg:width="18.5cm" svg:height="1.25cm" svg:x="1cm" svg:y="3.501cm">
          <text:p text:style-name="P4">Manual trigger: at release ti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controls" svg:width="18.5cm" svg:height="2.5cm" svg:x="1cm" svg:y="5.751cm">
          <text:p text:style-name="P4">Configuration in live-setup: &lt;DE&gt; for bookworm<text:line-break/>DE: GNOME, Xfce, etc.</text:p>
          <draw:enhanced-geometry svg:viewBox="0 0 21600 21600" draw:type="rectangle" draw:enhanced-path="M 0 0 L 21600 0 21600 21600 0 21600 0 0 Z N"/>
        </draw:custom-shape>
        <draw:custom-shape draw:style-name="gr5" draw:text-style-name="P4" draw:layer="controls" svg:width="18.5cm" svg:height="1.5cm" svg:x="1cm" svg:y="8.751cm">
          <text:p text:style-name="P4"><text:span text:style-name="T1">Build</text:span> ISO image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controls" svg:width="18.5cm" svg:height="2cm" svg:x="1cm" svg:y="10.75cm">
          <text:p text:style-name="P4"><text:span text:style-name="T1">Publish</text:span> on https://get.debian.org/images/weekly-live-builds/amd64/iso-hybrid/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controls" svg:width="18.5cm" svg:height="1cm" svg:x="1cm" svg:y="15.75cm">
          <text:p text:style-name="P4">Run openqa-cli to trigger the tests on openqa.debian.net</text:p>
          <draw:enhanced-geometry svg:viewBox="0 0 21600 21600" draw:type="rectangle" draw:enhanced-path="M 0 0 L 21600 0 21600 21600 0 21600 0 0 Z N"/>
        </draw:custom-shape>
        <draw:custom-shape draw:style-name="gr9" draw:text-style-name="P5" draw:layer="controls" svg:width="19.5cm" svg:height="7cm" svg:x="0.5cm" svg:y="18.25cm">
          <text:p text:style-name="P4">openqa.debian.net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controls" svg:width="18.5cm" svg:height="5.5cm" svg:x="1cm" svg:y="19.5cm">
          <text:p text:style-name="P4">Run all <text:span text:style-name="T1">test</text:span>s related to the live image:</text:p>
          <text:p text:style-name="P4">* run both installers (offline mode) and verify basic functionality after installation</text:p>
          <text:p text:style-name="P4">* start and stop of major applications</text:p>
          <text:p text:style-name="P4">* verify the web browser (viewing pages, downloading a file and installing a plugin)</text:p>
          <text:p text:style-name="P4">* verify printing functionality (print to PDF)</text:p>
          <text:p text:style-name="P4">* verify all options of the boot menu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controls" svg:width="19.5cm" svg:height="0.999cm" svg:x="0.5cm" svg:y="25.5cm">
          <text:p text:style-name="P4"><text:span text:style-name="T1">Feedback</text:span> → adjust and fix release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controls" svg:width="19.5cm" svg:height="1.25cm" svg:x="0.5cm" svg:y="0.5cm">
          <text:p text:style-name="P4">Official Debian live images: releas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controls" svg:width="18.5cm" svg:height="1.25cm" svg:x="1cm" svg:y="14.25cm">
          <text:p text:style-name="P4">Manual tests</text:p>
          <draw:enhanced-geometry svg:viewBox="0 0 21600 21600" draw:type="rectangle" draw:enhanced-path="M 0 0 L 21600 0 21600 21600 0 21600 0 0 Z N"/>
        </draw:custom-shape>
        <draw:custom-shape draw:style-name="gr1" draw:text-style-name="P5" draw:layer="controls" svg:width="19.5cm" svg:height="3.75cm" svg:x="-19.25cm" svg:y="13.25cm">
          <text:p text:style-name="P4">Roland’s PC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controls" svg:width="19.5cm" svg:height="10.749cm" svg:x="-19.25cm" svg:y="2.251cm">
          <text:p text:style-name="P4">&lt;somewhere&gt;.debian.or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controls" svg:width="18.5cm" svg:height="1.25cm" svg:x="-18.75cm" svg:y="3.501cm">
          <text:p text:style-name="P4">Timed trigger: weekly</text:p>
          <draw:enhanced-geometry svg:viewBox="0 0 21600 21600" draw:type="rectangle" draw:enhanced-path="M 0 0 L 21600 0 21600 21600 0 21600 0 0 Z N"/>
        </draw:custom-shape>
        <draw:custom-shape draw:style-name="gr4" draw:text-style-name="P4" draw:layer="controls" svg:width="18.5cm" svg:height="2.5cm" svg:x="-18.75cm" svg:y="5.751cm">
          <text:p text:style-name="P4">Configuration in live-setup: &lt;DE&gt; for trixie<text:line-break/>DE: GNOME, Xfce, etc.</text:p>
          <draw:enhanced-geometry svg:viewBox="0 0 21600 21600" draw:type="rectangle" draw:enhanced-path="M 0 0 L 21600 0 21600 21600 0 21600 0 0 Z N"/>
        </draw:custom-shape>
        <draw:custom-shape draw:style-name="gr5" draw:text-style-name="P4" draw:layer="controls" svg:width="18.5cm" svg:height="1.5cm" svg:x="-18.75cm" svg:y="8.751cm">
          <text:p text:style-name="P4"><text:span text:style-name="T1">Build</text:span> ISO image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controls" svg:width="18.5cm" svg:height="2cm" svg:x="-18.75cm" svg:y="10.75cm">
          <text:p text:style-name="P4"><text:span text:style-name="T1">Publish</text:span> on https://get.debian.org/images/weekly-live-builds/amd64/iso-hybrid/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controls" svg:width="18.5cm" svg:height="1cm" svg:x="-18.75cm" svg:y="15.75cm">
          <text:p text:style-name="P4">Run openqa-cli to trigger the tests on openqa.debian.net</text:p>
          <draw:enhanced-geometry svg:viewBox="0 0 21600 21600" draw:type="rectangle" draw:enhanced-path="M 0 0 L 21600 0 21600 21600 0 21600 0 0 Z N"/>
        </draw:custom-shape>
        <draw:custom-shape draw:style-name="gr9" draw:text-style-name="P5" draw:layer="controls" svg:width="19.5cm" svg:height="7cm" svg:x="-19.25cm" svg:y="18.25cm">
          <text:p text:style-name="P4">openqa.debian.net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controls" svg:width="18.5cm" svg:height="5.5cm" svg:x="-18.75cm" svg:y="19.5cm">
          <text:p text:style-name="P4">Run all <text:span text:style-name="T1">test</text:span>s related to the live image:</text:p>
          <text:p text:style-name="P4">* run both installers (offline mode) and verify basic functionality after installation</text:p>
          <text:p text:style-name="P4">* start and stop of major applications</text:p>
          <text:p text:style-name="P4">* verify the web browser (viewing pages, downloading a file and installing a plugin)</text:p>
          <text:p text:style-name="P4">* verify printing functionality (print to PDF)</text:p>
          <text:p text:style-name="P4">* verify all options of the boot menu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controls" svg:width="19.5cm" svg:height="0.999cm" svg:x="-19.25cm" svg:y="25.5cm">
          <text:p text:style-name="P4"><text:span text:style-name="T1">Feedback</text:span> → manual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controls" svg:width="19.5cm" svg:height="1.25cm" svg:x="-19.25cm" svg:y="0.5cm">
          <text:p text:style-name="P4">Official Debian live images: weekly buil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controls" svg:width="18.5cm" svg:height="1.25cm" svg:x="-18.75cm" svg:y="14.25cm">
          <text:p text:style-name="P4">Manual trigger: after verification that the ISOs are present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9" draw:text-style-name="P5" draw:layer="controls" svg:width="19.5cm" svg:height="12cm" svg:x="0.5cm" svg:y="13.25cm">
          <text:p text:style-name="P4">openqa.debian.n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controls" svg:width="19.5cm" svg:height="10.749cm" svg:x="0.5cm" svg:y="2.251cm">
          <text:p text:style-name="P4">&lt;somewhere&gt;.debian.or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controls" svg:width="18.5cm" svg:height="1.25cm" svg:x="1cm" svg:y="3.501cm">
          <text:p text:style-name="P4">Timed trigger: daily/weekly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controls" svg:width="18.5cm" svg:height="0.999cm" svg:x="1cm" svg:y="5.751cm">
          <text:p text:style-name="P4">Configuration in debian-c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controls" svg:width="18.5cm" svg:height="1.5cm" svg:x="1cm" svg:y="7cm">
          <text:p text:style-name="P4"><text:span text:style-name="T1">Build</text:span> ISO image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controls" svg:width="18.5cm" svg:height="4cm" svg:x="1cm" svg:y="8.75cm">
          <text:p text:style-name="P4"><text:span text:style-name="T1">Publish</text:span> on</text:p>
          <text:p text:style-name="P4">https://get.debian.org/images/daily-builds/sid_d-i/arch-latest/amd64/iso-cd/debian-testing-amd64-netinst.iso</text:p>
          <text:p text:style-name="P4">https://get.debian.org/images/weekly-builds/amd64/iso-cd/debian-testing-amd64-netinst.iso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controls" svg:width="18.5cm" svg:height="1cm" svg:x="1cm" svg:y="15.75cm">
          <text:p text:style-name="P4">Run openqa-cli to trigger the tests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controls" svg:width="18.5cm" svg:height="5.5cm" svg:x="1cm" svg:y="19.5cm">
          <text:p text:style-name="P4">Run all <text:span text:style-name="T1">test</text:span>s related to the netinst image:</text:p>
          <text:p text:style-name="P4">* install all DEs and basic functionality after installation</text:p>
          <text:p text:style-name="P4">* start and stop of major applications after installation</text:p>
          <text:p text:style-name="P4">* verify the web browser (viewing pages, downloading a file and installing a plugin)</text:p>
          <text:p text:style-name="P4">* verify printing functionality (print to PDF)</text:p>
          <text:p text:style-name="P4">* verify all options of the boot menu</text:p>
          <text:p text:style-name="P4">* verify the localisation of the installer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controls" svg:width="19.5cm" svg:height="0.999cm" svg:x="0.5cm" svg:y="25.5cm">
          <text:p text:style-name="P4"><text:span text:style-name="T1">Feedback</text:span> → manual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controls" svg:width="19.5cm" svg:height="1.25cm" svg:x="0.5cm" svg:y="0.5cm">
          <text:p text:style-name="P4">Official Debian netinst installer images: daily/weekly buil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controls" svg:width="18.5cm" svg:height="1cm" svg:x="1cm" svg:y="14.25cm">
          <text:p text:style-name="P4">Timed trigger: 3 times per day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controls" svg:width="19.5cm" svg:height="12cm" svg:x="20.5cm" svg:y="13.25cm">
          <text:p text:style-name="P4">openqa.debian.n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controls" svg:width="19.5cm" svg:height="10.749cm" svg:x="20.5cm" svg:y="2.251cm">
          <text:p text:style-name="P4">salsa.debian.org (Gitlab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controls" svg:width="18.5cm" svg:height="1.25cm" svg:x="21cm" svg:y="3.501cm">
          <text:p text:style-name="P4">Commit trigger: change in git repository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controls" svg:width="18.5cm" svg:height="0.999cm" svg:x="21cm" svg:y="5.751cm">
          <text:p text:style-name="P4">Self tes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controls" svg:width="18.5cm" svg:height="1.5cm" svg:x="21cm" svg:y="7cm">
          <text:p text:style-name="P4">Trigger: openqa-link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controls" svg:width="18.5cm" svg:height="1cm" svg:x="21cm" svg:y="8.75cm">
          <text:p text:style-name="P4"><text:span text:style-name="T2">openqa-link: Trigger: openqa-bridg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controls" svg:width="18.5cm" svg:height="1.5cm" svg:x="21cm" svg:y="10cm">
          <text:p text:style-name="P4">openqa-bridge: Run openqa-cli to trigger a test on the latest netinst image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controls" svg:width="18.5cm" svg:height="1.75cm" svg:x="21cm" svg:y="14.25cm">
          <text:p text:style-name="P4">Run <text:span text:style-name="T1">test</text:span>:</text:p>
          <text:p text:style-name="P4">* install a non-GUI installation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controls" svg:width="18.5cm" svg:height="0.999cm" svg:x="21cm" svg:y="16.501cm">
          <text:p text:style-name="P4"><text:span text:style-name="T2">Automated </text:span><text:span text:style-name="T1">feedback</text:span> to salsa → work in progress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controls" svg:width="19.5cm" svg:height="1.25cm" svg:x="20.5cm" svg:y="0.5cm">
          <text:p text:style-name="P4">Testing the openQA tes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3:38:58.626717572</meta:creation-date>
    <dc:date>2025-02-06T14:50:47.358611647</dc:date>
    <meta:editing-duration>PT4M29S</meta:editing-duration>
    <meta:editing-cycles>1</meta:editing-cycles>
    <meta:document-statistic meta:object-count="99"/>
    <meta:generator>LibreOffice/24.8.4.2$Linux_X86_64 LibreOffice_project/480$Build-2</meta:generator>
  </office:meta>
</office:document-meta>
</file>